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522cm" fo:min-width="5.335cm" fo:padding-top="0.177cm" fo:padding-bottom="0.177cm" fo:padding-left="0.302cm" fo:padding-right="0.302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793cm" fo:min-width="2.765cm" fo:padding-top="0.177cm" fo:padding-bottom="0.177cm" fo:padding-left="0.302cm" fo:padding-right="0.302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986cm" fo:min-width="5.82cm" fo:padding-top="0.177cm" fo:padding-bottom="0.177cm" fo:padding-left="0.302cm" fo:padding-right="0.302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106cm" draw:marker-start-width="0.359cm" draw:marker-end="Arrowheads_20_4" draw:marker-end-width="0.459cm" draw:fill="none" draw:textarea-vertical-align="middle" fo:padding-top="0.178cm" fo:padding-bottom="0.178cm" fo:padding-left="0.303cm" fo:padding-right="0.303cm" loext:decorative="false"/>
    </style:style>
    <style:style style:name="gr9" style:family="graphic" style:parent-style-name="objectwithoutfill">
      <style:graphic-properties svg:stroke-width="0.106cm" draw:marker-start-width="0.359cm" draw:marker-end="Arrowheads_20_5" draw:marker-end-width="0.4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93cm" fo:min-width="5.884cm" fo:padding-top="0.177cm" fo:padding-bottom="0.177cm" fo:padding-left="0.302cm" fo:padding-right="0.302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="Arrowheads_20_6" draw:marker-end-width="0.4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objectwithoutfill">
      <style:graphic-properties draw:stroke="dash" draw:stroke-dash="Dot" svg:stroke-width="0.081cm" draw:marker-start-width="0.322cm" draw:marker-end-width="0.322cm" svg:stroke-linecap="butt" draw:fill="none" draw:textarea-vertical-align="middle" fo:padding-top="0.166cm" fo:padding-bottom="0.166cm" fo:padding-left="0.291cm" fo:padding-right="0.291cm" loext:decorative="false"/>
    </style:style>
    <style:style style:name="gr14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4cm" fo:min-width="4.394cm" fo:padding-top="0.177cm" fo:padding-bottom="0.177cm" fo:padding-left="0.302cm" fo:padding-right="0.302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objectwithoutfill">
      <style:graphic-properties svg:stroke-width="0.106cm" draw:marker-start-width="0.359cm" draw:marker-end="Arrowheads_20_9" draw:marker-end-width="0.459cm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0.34cm" fo:min-width="5.01cm" fo:padding-top="0.177cm" fo:padding-bottom="0.177cm" fo:padding-left="0.302cm" fo:padding-right="0.302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106cm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2.991cm" fo:min-width="7.607cm" fo:padding-top="0.177cm" fo:padding-bottom="0.177cm" fo:padding-left="0.302cm" fo:padding-right="0.302cm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6.237cm" fo:min-width="27.542cm" fo:padding-top="0.177cm" fo:padding-bottom="0.177cm" fo:padding-left="0.302cm" fo:padding-right="0.302cm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6.328cm" fo:min-width="27.532cm" fo:padding-top="0.177cm" fo:padding-bottom="0.177cm" fo:padding-left="0.302cm" fo:padding-right="0.302cm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top" draw:auto-grow-height="false" fo:min-height="3.885cm" fo:min-width="27.796cm" fo:padding-top="0.177cm" fo:padding-bottom="0.177cm" fo:padding-left="0.302cm" fo:padding-right="0.302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212cm" draw:marker-start-width="0.517cm" draw:marker-end-width="0.517cm" draw:fill="none" draw:textarea-vertical-align="middle" draw:auto-grow-height="false" fo:min-height="14.478cm" fo:min-width="0.467cm" fo:padding-top="0.23cm" fo:padding-bottom="0.23cm" fo:padding-left="0.355cm" fo:padding-right="0.355cm" fo:wrap-option="wrap" loext:decorative="false"/>
    </style:style>
    <style:style style:name="gr25" style:family="graphic" style:parent-style-name="standard">
      <style:graphic-properties svg:stroke-width="0.212cm" draw:marker-start-width="0.517cm" draw:marker-end-width="0.517cm" draw:fill="none" draw:textarea-vertical-align="middle" draw:auto-grow-height="false" fo:min-height="9.638cm" fo:min-width="0.467cm" fo:padding-top="0.23cm" fo:padding-bottom="0.23cm" fo:padding-left="0.355cm" fo:padding-right="0.355cm" fo:wrap-option="wrap" loext:decorative="false"/>
    </style:style>
    <style:style style:name="gr26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3.565cm" fo:min-width="5.324cm" fo:padding-top="0.177cm" fo:padding-bottom="0.177cm" fo:padding-left="0.302cm" fo:padding-right="0.302cm" style:writing-mode="lr-tb" loext:decorative="false"/>
      <style:paragraph-properties style:writing-mode="lr-tb"/>
    </style:style>
    <style:style style:name="gr27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1.938cm" fo:min-width="7.721cm" fo:padding-top="0.177cm" fo:padding-bottom="0.177cm" fo:padding-left="0.302cm" fo:padding-right="0.302cm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5.782cm" fo:min-width="10.799cm" fo:padding-top="0.177cm" fo:padding-bottom="0.177cm" fo:padding-left="0.302cm" fo:padding-right="0.302cm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3.084cm" fo:min-width="11.089cm" fo:padding-top="0.177cm" fo:padding-bottom="0.177cm" fo:padding-left="0.302cm" fo:padding-right="0.302cm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svg:stroke-width="0.106cm" svg:stroke-color="#2a6099" draw:marker-start-width="0.358cm" draw:marker-end-width="0.358cm" draw:fill-color="#ffffff" draw:textarea-horizontal-align="justify" draw:textarea-vertical-align="middle" draw:auto-grow-height="false" fo:min-height="4.468cm" fo:min-width="5.444cm" fo:padding-top="0.177cm" fo:padding-bottom="0.177cm" fo:padding-left="0.302cm" fo:padding-right="0.302cm" style:writing-mode="lr-tb" loext:decorative="false"/>
      <style:paragraph-properties style:writing-mode="lr-tb"/>
    </style:style>
    <style:style style:name="gr31" style:family="graphic" style:parent-style-name="objectwithoutfill">
      <style:graphic-properties svg:stroke-width="0.106cm" draw:marker-start-width="0.359cm" draw:marker-end="Arrowheads_20_11" draw:marker-end-width="0.459cm" draw:fill="none" draw:textarea-vertical-align="middle" fo:padding-top="0.178cm" fo:padding-bottom="0.178cm" fo:padding-left="0.303cm" fo:padding-right="0.303cm" loext:decorative="false"/>
    </style:style>
    <style:style style:name="gr32" style:family="graphic" style:parent-style-name="objectwithoutfill">
      <style:graphic-properties svg:stroke-width="0.106cm" draw:marker-start-width="0.359cm" draw:marker-end="Arrowheads_20_12" draw:marker-end-width="0.459cm" draw:fill="none" draw:textarea-vertical-align="middle" fo:padding-top="0.178cm" fo:padding-bottom="0.178cm" fo:padding-left="0.303cm" fo:padding-right="0.303cm" loext:decorative="false"/>
    </style:style>
    <style:style style:name="gr33" style:family="graphic" style:parent-style-name="objectwithoutfill">
      <style:graphic-properties svg:stroke-width="0.106cm" draw:marker-start-width="0.359cm" draw:marker-end="Arrowheads_20_13" draw:marker-end-width="0.459cm" draw:fill="none" draw:textarea-vertical-align="middle" fo:padding-top="0.178cm" fo:padding-bottom="0.178cm" fo:padding-left="0.303cm" fo:padding-right="0.303cm" loext:decorative="false"/>
    </style:style>
    <style:style style:name="gr34" style:family="graphic" style:parent-style-name="objectwithoutfill">
      <style:graphic-properties svg:stroke-width="0.106cm" draw:marker-start-width="0.359cm" draw:marker-end="Arrowheads_20_14" draw:marker-end-width="0.459cm" draw:fill="none" draw:textarea-vertical-align="middle" fo:padding-top="0.178cm" fo:padding-bottom="0.178cm" fo:padding-left="0.303cm" fo:padding-right="0.303cm" loext:decorative="false"/>
    </style:style>
    <style:style style:name="gr35" style:family="graphic" style:parent-style-name="objectwithoutfill">
      <style:graphic-properties svg:stroke-width="0.106cm" draw:marker-start-width="0.359cm" draw:marker-end="Arrowheads_20_15" draw:marker-end-width="0.459cm" draw:fill="none" draw:textarea-vertical-align="middle" fo:padding-top="0.178cm" fo:padding-bottom="0.178cm" fo:padding-left="0.303cm" fo:padding-right="0.303cm" loext:decorative="false"/>
    </style:style>
    <style:style style:name="gr36" style:family="graphic" style:parent-style-name="objectwithoutfill">
      <style:graphic-properties svg:stroke-width="0.106cm" draw:marker-start-width="0.359cm" draw:marker-end="Arrowheads_20_16" draw:marker-end-width="0.459cm" draw:fill="none" draw:textarea-vertical-align="middle" fo:padding-top="0.178cm" fo:padding-bottom="0.178cm" fo:padding-left="0.303cm" fo:padding-right="0.303cm" loext:decorative="false"/>
    </style:style>
    <style:style style:name="gr37" style:family="graphic" style:parent-style-name="objectwithoutfill">
      <style:graphic-properties svg:stroke-width="0.159cm" draw:marker-start-width="0.438cm" draw:marker-end="Arrowheads_20_17" draw:marker-end-width="0.538cm" draw:fill="none" draw:textarea-vertical-align="middle" fo:padding-top="0.204cm" fo:padding-bottom="0.204cm" fo:padding-left="0.329cm" fo:padding-right="0.329cm" loext:decorative="false"/>
    </style:style>
    <style:style style:name="gr38" style:family="graphic" style:parent-style-name="objectwithoutfill">
      <style:graphic-properties svg:stroke-width="0.159cm" draw:marker-start-width="0.438cm" draw:marker-end="Arrowheads_20_18" draw:marker-end-width="0.538cm" draw:fill="none" draw:textarea-vertical-align="middle" fo:padding-top="0.204cm" fo:padding-bottom="0.204cm" fo:padding-left="0.329cm" fo:padding-right="0.329cm" loext:decorative="false"/>
    </style:style>
    <style:style style:name="gr39" style:family="graphic" style:parent-style-name="objectwithoutfill">
      <style:graphic-properties svg:stroke-width="0.159cm" draw:marker-start-width="0.438cm" draw:marker-end="Arrowheads_20_19" draw:marker-end-width="0.538cm" draw:fill="none" draw:textarea-vertical-align="middle" fo:padding-top="0.204cm" fo:padding-bottom="0.204cm" fo:padding-left="0.329cm" fo:padding-right="0.329cm" loext:decorative="false"/>
    </style:style>
    <style:style style:name="gr40" style:family="graphic" style:parent-style-name="objectwithoutfill">
      <style:graphic-properties svg:stroke-width="0.159cm" draw:marker-start-width="0.438cm" draw:marker-end="Arrowheads_20_20" draw:marker-end-width="0.538cm" draw:fill="none" draw:textarea-vertical-align="middle" fo:padding-top="0.204cm" fo:padding-bottom="0.204cm" fo:padding-left="0.329cm" fo:padding-right="0.329cm" loext:decorative="false"/>
    </style:style>
    <style:style style:name="gr41" style:family="graphic" style:parent-style-name="objectwithoutfill">
      <style:graphic-properties svg:stroke-width="0.159cm" draw:marker-start-width="0.438cm" draw:marker-end="Arrowheads_20_21" draw:marker-end-width="0.538cm" draw:fill="none" draw:textarea-vertical-align="middle" fo:padding-top="0.204cm" fo:padding-bottom="0.204cm" fo:padding-left="0.329cm" fo:padding-right="0.329cm" loext:decorative="false"/>
    </style:style>
    <style:style style:name="gr42" style:family="graphic" style:parent-style-name="objectwithoutfill">
      <style:graphic-properties svg:stroke-width="0.159cm" draw:marker-start-width="0.438cm" draw:marker-end="Arrowheads_20_22" draw:marker-end-width="0.538cm" draw:fill="none" draw:textarea-vertical-align="middle" fo:padding-top="0.204cm" fo:padding-bottom="0.204cm" fo:padding-left="0.329cm" fo:padding-right="0.329cm" loext:decorative="fals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36pt" fo:font-weight="bold" style:font-size-asian="36pt" style:font-size-complex="36pt"/>
    </style:style>
    <style:style style:name="P7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-color="#fffff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16pt" fo:font-weight="bold" style:font-size-asian="16pt" style:font-size-complex="16pt"/>
    </style:style>
    <style:style style:name="P13" style:family="paragraph">
      <loext:graphic-properties draw:fill-color="#ffffff"/>
      <style:paragraph-properties fo:text-align="center" style:writing-mode="lr-tb"/>
      <style:text-properties fo:font-size="16pt" fo:font-weight="bold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/>
    </style:style>
    <style:style style:name="T3" style:family="text">
      <style:text-properties fo:font-size="36pt" fo:font-weight="bold" style:font-size-asian="36pt" style:font-size-complex="36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033cm" svg:height="0.97cm" svg:x="0.317cm" svg:y="2.84cm">
          <text:p text:style-name="P1"><text:span text:style-name="T1">Workstations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4.445cm" svg:height="0.962cm" svg:x="1.111cm" svg:y="0.625cm">
          <draw:text-box>
            <text:p text:style-name="P3"><text:span text:style-name="T2">Ing. Métodos</text:span></text:p>
          </draw:text-box>
        </draw:frame>
        <draw:frame draw:style-name="gr2" draw:text-style-name="P4" draw:layer="layout" svg:width="4.445cm" svg:height="0.962cm" svg:x="7.485cm" svg:y="0.635cm">
          <draw:text-box>
            <text:p text:style-name="P3"><text:span text:style-name="T2">Producción I</text:span></text:p>
          </draw:text-box>
        </draw:frame>
        <draw:frame draw:style-name="gr2" draw:text-style-name="P4" draw:layer="layout" svg:width="4.651cm" svg:height="0.962cm" svg:x="14.076cm" svg:y="0.635cm">
          <draw:text-box>
            <text:p text:style-name="P3"><text:span text:style-name="T2">Producción II</text:span></text:p>
          </draw:text-box>
        </draw:frame>
        <draw:frame draw:style-name="gr3" draw:text-style-name="P4" draw:layer="layout" svg:width="4.965cm" svg:height="1.27cm" svg:x="21.919cm" svg:y="0.635cm">
          <draw:text-box>
            <text:p text:style-name="P3"><text:span text:style-name="T2">Producción III</text:span></text:p>
          </draw:text-box>
        </draw:frame>
        <draw:frame draw:style-name="gr2" draw:text-style-name="P4" draw:layer="layout" svg:width="4.445cm" svg:height="0.962cm" svg:x="29.4cm" svg:y="0.635cm">
          <draw:text-box>
            <text:p text:style-name="P3"><text:span text:style-name="T2">D. Plantas</text:span></text:p>
          </draw:text-box>
        </draw:frame>
        <draw:frame draw:style-name="gr2" draw:text-style-name="P4" draw:layer="layout" svg:width="4.445cm" svg:height="0.962cm" svg:x="36.309cm" svg:y="0.635cm">
          <draw:text-box>
            <text:p text:style-name="P3"><text:span text:style-name="T2">C.T. Calidad</text:span></text:p>
          </draw:text-box>
        </draw:frame>
        <draw:custom-shape draw:style-name="gr4" draw:text-style-name="P2" xml:id="id2" draw:id="id2" draw:layer="layout" svg:width="3.493cm" svg:height="1.271cm" svg:x="7.961cm" svg:y="4.132cm">
          <text:p text:style-name="P1"><text:span text:style-name="T1">Shop floor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493cm" svg:height="1.271cm" svg:x="7.961cm" svg:y="6.436cm">
          <text:p text:style-name="P1"><text:span text:style-name="T1">Production </text:span><text:span text:style-name="T1">schedu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3.333cm" svg:y1="3.81cm" svg:x2="7.961cm" svg:y2="4.767cm" draw:start-shape="id1" draw:start-glue-point="2" draw:end-shape="id2" draw:end-glue-point="3" svg:d="M3333 3810v957h4628" svg:viewBox="0 0 4629 958">
          <text:p/>
        </draw:connector>
        <draw:connector draw:style-name="gr6" draw:text-style-name="P5" draw:layer="layout" svg:x1="9.707cm" svg:y1="5.403cm" svg:x2="9.707cm" svg:y2="6.436cm" draw:start-shape="id2" draw:start-glue-point="2" draw:end-shape="id3" draw:end-glue-point="0" svg:d="M9707 5403v1033" svg:viewBox="0 0 1 1034">
          <text:p/>
        </draw:connector>
        <draw:custom-shape draw:style-name="gr7" draw:text-style-name="P2" xml:id="id4" draw:id="id4" draw:layer="layout" svg:width="6.568cm" svg:height="1.484cm" svg:x="13.117cm" svg:y="8.041cm">
          <text:p text:style-name="P1"><text:span text:style-name="T1">Materials </text:span><text:span text:style-name="T1">Requirement </text:span><text:span text:style-name="T1">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svg:x1="9.707cm" svg:y1="7.707cm" svg:x2="13.117cm" svg:y2="8.783cm" draw:start-shape="id3" draw:start-glue-point="2" draw:end-shape="id4" draw:end-glue-point="3" svg:d="M9707 7707v1076h3410" svg:viewBox="0 0 3411 1077">
          <text:p/>
        </draw:connector>
        <draw:custom-shape draw:style-name="gr7" draw:text-style-name="P2" xml:id="id5" draw:id="id5" draw:layer="layout" svg:width="6.568cm" svg:height="1.484cm" svg:x="13.117cm" svg:y="10.542cm">
          <text:p text:style-name="P1"><text:span text:style-name="T1">Master Production Sched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16.401cm" svg:y1="9.525cm" svg:x2="16.401cm" svg:y2="10.542cm" draw:start-shape="id4" draw:start-glue-point="2" draw:end-shape="id5" svg:d="M16401 9525v1017" svg:viewBox="0 0 1 1018">
          <text:p/>
        </draw:connector>
        <draw:custom-shape draw:style-name="gr10" draw:text-style-name="P2" xml:id="id6" draw:id="id6" draw:layer="layout" svg:width="6.568cm" svg:height="0.827cm" svg:x="13.117cm" svg:y="13.143cm">
          <text:p text:style-name="P1"><text:span text:style-name="T1">Aggregate Pla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svg:x1="16.401cm" svg:y1="12.026cm" svg:x2="16.401cm" svg:y2="13.143cm" draw:start-shape="id5" draw:start-glue-point="2" draw:end-shape="id6" draw:end-glue-point="0" svg:d="M16401 12026v1117" svg:viewBox="0 0 1 1118">
          <text:p/>
        </draw:connector>
        <draw:custom-shape draw:style-name="gr7" draw:text-style-name="P2" xml:id="id7" draw:id="id7" draw:layer="layout" svg:width="6.568cm" svg:height="1.484cm" svg:x="21.117cm" svg:y="14.142cm">
          <text:p text:style-name="P1"><text:span text:style-name="T1">Flexible Manufacturing 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16.401cm" svg:y1="13.97cm" svg:x2="21.117cm" svg:y2="14.884cm" draw:start-shape="id6" draw:start-glue-point="2" draw:end-shape="id7" draw:end-glue-point="3" svg:d="M16401 13970v914h4716" svg:viewBox="0 0 4717 915">
          <text:p/>
        </draw:connector>
        <draw:line draw:style-name="gr13" draw:text-style-name="P5" draw:layer="layout" svg:x1="28.285cm" svg:y1="0.638cm" svg:x2="28.257cm" svg:y2="19.685cm">
          <text:p/>
        </draw:line>
        <draw:custom-shape draw:style-name="gr14" draw:text-style-name="P2" xml:id="id8" draw:id="id8" draw:layer="layout" svg:width="5.072cm" svg:height="0.768cm" svg:x="29.086cm" svg:y="15.842cm">
          <text:p text:style-name="P1"><text:span text:style-name="T1">Facilities 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5" draw:layer="layout" svg:x1="24.401cm" svg:y1="15.626cm" svg:x2="29.086cm" svg:y2="16.226cm" draw:start-shape="id7" draw:start-glue-point="2" draw:end-shape="id8" draw:end-glue-point="3" svg:d="M24401 15626v600h4685" svg:viewBox="0 0 4686 601">
          <text:p/>
        </draw:connector>
        <draw:custom-shape draw:style-name="gr14" draw:text-style-name="P2" xml:id="id9" draw:id="id9" draw:layer="layout" svg:width="5.072cm" svg:height="0.768cm" svg:x="29.086cm" svg:y="17.543cm">
          <text:p text:style-name="P1"><text:span text:style-name="T1">Facilities lay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5" draw:layer="layout" svg:x1="31.622cm" svg:y1="16.61cm" svg:x2="31.622cm" svg:y2="17.543cm" draw:start-shape="id8" draw:start-glue-point="2" draw:end-shape="id9" draw:end-glue-point="0" svg:d="M31622 16610v933" svg:viewBox="0 0 1 934">
          <text:p/>
        </draw:connector>
        <draw:line draw:style-name="gr13" draw:text-style-name="P5" draw:layer="layout" svg:x1="34.985cm" svg:y1="0.639cm" svg:x2="34.925cm" svg:y2="19.685cm">
          <text:p/>
        </draw:line>
        <draw:custom-shape draw:style-name="gr17" draw:text-style-name="P2" xml:id="id10" draw:id="id10" draw:layer="layout" svg:width="5.688cm" svg:height="0.768cm" svg:x="35.687cm" svg:y="18.543cm">
          <text:p text:style-name="P1"><text:span text:style-name="T1">Quality assess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svg:x1="31.622cm" svg:y1="18.311cm" svg:x2="35.687cm" svg:y2="18.927cm" draw:start-shape="id9" draw:start-glue-point="2" draw:end-shape="id10" draw:end-glue-point="3" svg:d="M31622 18311v616h4065" svg:viewBox="0 0 4066 617">
          <text:p/>
        </draw:connector>
        <draw:line draw:style-name="gr13" draw:text-style-name="P5" draw:layer="layout" svg:x1="20.385cm" svg:y1="0.639cm" svg:x2="20.357cm" svg:y2="19.686cm">
          <text:p/>
        </draw:line>
        <draw:line draw:style-name="gr13" draw:text-style-name="P5" draw:layer="layout" svg:x1="12.285cm" svg:y1="0.64cm" svg:x2="12.257cm" svg:y2="19.687cm">
          <text:p/>
        </draw:line>
        <draw:line draw:style-name="gr13" draw:text-style-name="P5" draw:layer="layout" svg:x1="7.085cm" svg:y1="0.641cm" svg:x2="7.057cm" svg:y2="19.688cm">
          <text:p/>
        </draw:line>
      </draw:page>
      <draw:page draw:name="page2" draw:style-name="dp1" draw:master-page-name="Default">
        <draw:frame draw:style-name="gr19" draw:text-style-name="P6" draw:layer="layout" svg:width="9.187cm" svg:height="1.673cm" svg:x="20.658cm" svg:y="37.147cm">
          <draw:text-box>
            <text:p text:style-name="P3"><text:span text:style-name="T3">Producción I</text:span></text:p>
          </draw:text-box>
        </draw:frame>
        <draw:custom-shape draw:style-name="gr20" draw:text-style-name="P8" draw:layer="layout" svg:width="8.573cm" svg:height="3.707cm" svg:x="1.829cm" svg:y="8.097cm">
          <text:p text:style-name="P7"><text:span text:style-name="T4">Estadística Descriptiv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draw:layer="layout" svg:width="8.573cm" svg:height="3.707cm" svg:x="1.829cm" svg:y="22cm">
          <text:p text:style-name="P7"><text:span text:style-name="T4">Estadística Inferenc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draw:layer="layout" svg:width="28.858cm" svg:height="7.303cm" svg:x="13.617cm" svg:y="1.692cm">
          <text:p text:style-name="P9"><text:span text:style-name="T4">Módulo I</text:span></text:p>
          <text:list text:style-name="L1">
            <text:list-item>
              <text:p text:style-name="P9"><text:span text:style-name="T5">Medidas de tendencia central</text:span></text:p>
            </text:list-item>
            <text:list-item>
              <text:p text:style-name="P9"><text:span text:style-name="T5">Medidas de dispersión</text:span></text:p>
            </text:list-item>
            <text:list-item>
              <text:p text:style-name="P9"><text:span text:style-name="T5">Gráficos</text:span></text:p>
            </text:list-item>
            <text:list-item>
              <text:p text:style-name="P10"><text:span text:style-name="T5">Probabilidad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draw:layer="layout" svg:width="28.858cm" svg:height="7.404cm" svg:x="13.617cm" svg:y="9.493cm">
          <text:p text:style-name="P9"><text:span text:style-name="T4">Módulo II</text:span></text:p>
          <text:list text:style-name="L1">
            <text:list-item>
              <text:p text:style-name="P10"><text:span text:style-name="T5">Funciones de distribución y funciones de probabilidad</text:span></text:p>
            </text:list-item>
            <text:list-item>
              <text:p text:style-name="P9"><text:span text:style-name="T5">Distribuciones discretas</text:span></text:p>
            </text:list-item>
            <text:list-item>
              <text:p text:style-name="P9"><text:span text:style-name="T5">Distribuciones continuas</text:span></text:p>
            </text:list-item>
            <text:list-item>
              <text:p text:style-name="P9"><text:span text:style-name="T5">Esperanza matemática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28.858cm" svg:height="4.697cm" svg:x="13.617cm" svg:y="18.798cm">
          <text:p text:style-name="P9"><text:span text:style-name="T4">Módulo III</text:span></text:p>
          <text:list text:style-name="L1">
            <text:list-item>
              <text:p text:style-name="P9"><text:span text:style-name="T5">Inferencia de una y dos muestras</text:span></text:p>
            </text:list-item>
            <text:list-item>
              <text:p text:style-name="P9"><text:span text:style-name="T5">Pruebas de hipótesis de una y dos muestra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layer="layout" svg:width="3.258cm" svg:height="15.758cm" svg:x="10.677cm" svg:y="1.45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" draw:text-style-name="P5" draw:layer="layout" svg:width="3.258cm" svg:height="10.652cm" svg:x="10.678cm" svg:y="18.55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11" draw:layer="layout" svg:width="28.858cm" svg:height="4.697cm" svg:x="13.617cm" svg:y="24.398cm">
          <text:p text:style-name="P9"><text:span text:style-name="T4">Módulo IV</text:span></text:p>
          <text:list text:style-name="L1">
            <text:list-item>
              <text:p text:style-name="P9"><text:span text:style-name="T5">Modelos de regresión</text:span></text:p>
            </text:list-item>
            <text:list-item>
              <text:p text:style-name="P9"><text:span text:style-name="T5">Muestreo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line draw:style-name="gr13" draw:text-style-name="P5" draw:layer="layout" svg:x1="9.87cm" svg:y1="0.952cm" svg:x2="9.842cm" svg:y2="17.462cm">
          <text:p/>
        </draw:line>
        <draw:frame draw:style-name="gr19" draw:text-style-name="P6" draw:layer="layout" svg:width="7.778cm" svg:height="1.673cm" svg:x="1.016cm" svg:y="0.966cm">
          <draw:text-box>
            <text:p text:style-name="P3"><text:span text:style-name="T3">Mundo real</text:span></text:p>
          </draw:text-box>
        </draw:frame>
        <draw:frame draw:style-name="gr19" draw:text-style-name="P6" draw:layer="layout" svg:width="12.242cm" svg:height="1.673cm" svg:x="18.238cm" svg:y="0.966cm">
          <draw:text-box>
            <text:p text:style-name="P3"><text:span text:style-name="T3">Mundo matemático</text:span></text:p>
          </draw:text-box>
        </draw:frame>
        <draw:custom-shape draw:style-name="gr26" draw:text-style-name="P2" xml:id="id11" draw:id="id11" draw:layer="layout" svg:width="6.35cm" svg:height="4.341cm" svg:x="1.73cm" svg:y="4.445cm">
          <text:p text:style-name="P1"><text:span text:style-name="T5">Problema del mundo 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12" draw:id="id12" draw:layer="layout" svg:width="8.573cm" svg:height="3.707cm" svg:x="13.176cm" svg:y="4.762cm">
          <text:p text:style-name="P1"><text:span text:style-name="T5">Problema del mundo matemátic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13" draw:id="id13" draw:layer="layout" svg:width="8.573cm" svg:height="2.54cm" svg:x="29.051cm" svg:y="5.345cm">
          <text:p text:style-name="P1"><text:span text:style-name="T5">Realizar suposicio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xml:id="id14" draw:id="id14" draw:layer="layout" svg:width="12.065cm" svg:height="6.798cm" svg:x="27.305cm" svg:y="11.034cm">
          <text:p text:style-name="P1"><text:span text:style-name="T5">Identificar/construir modelos matemáticos (ecuaciones, gráficas, etc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xml:id="id15" draw:id="id15" draw:layer="layout" svg:width="12.065cm" svg:height="3.81cm" svg:x="11.43cm" svg:y="12.528cm">
          <text:p text:style-name="P1"><text:span text:style-name="T5">Interpretar soluciones/resultados con da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xml:id="id16" draw:id="id16" draw:layer="layout" svg:width="6.568cm" svg:height="5.342cm" svg:x="1.621cm" svg:y="11.762cm">
          <text:p text:style-name="P1"><text:span text:style-name="T5">Solución para el mundo 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1" draw:text-style-name="P5" draw:layer="layout" svg:x1="8.08cm" svg:y1="6.615cm" svg:x2="13.176cm" svg:y2="6.615cm" draw:start-shape="id11" draw:start-glue-point="1" draw:end-shape="id12" draw:end-glue-point="3" svg:d="M8080 6615h5096" svg:viewBox="0 0 5097 1">
          <text:p/>
        </draw:connector>
        <draw:connector draw:style-name="gr32" draw:text-style-name="P5" draw:layer="layout" svg:x1="21.749cm" svg:y1="6.615cm" svg:x2="29.051cm" svg:y2="6.615cm" draw:start-shape="id12" draw:start-glue-point="1" draw:end-shape="id13" draw:end-glue-point="3" svg:d="M21749 6615h7302" svg:viewBox="0 0 7303 1">
          <text:p/>
        </draw:connector>
        <draw:connector draw:style-name="gr33" draw:text-style-name="P5" draw:layer="layout" svg:x1="33.337cm" svg:y1="7.885cm" svg:x2="33.337cm" svg:y2="11.034cm" draw:start-shape="id13" draw:start-glue-point="2" draw:end-shape="id14" draw:end-glue-point="0" svg:d="M33337 7885v3149" svg:viewBox="0 0 1 3150">
          <text:p/>
        </draw:connector>
        <draw:connector draw:style-name="gr34" draw:text-style-name="P5" draw:layer="layout" svg:x1="27.305cm" svg:y1="14.433cm" svg:x2="23.495cm" svg:y2="14.433cm" draw:start-shape="id14" draw:start-glue-point="3" draw:end-shape="id15" draw:end-glue-point="1" svg:d="M27305 14433h-3810" svg:viewBox="0 0 3811 1">
          <text:p/>
        </draw:connector>
        <draw:connector draw:style-name="gr35" draw:text-style-name="P5" draw:layer="layout" svg:x1="11.43cm" svg:y1="14.433cm" svg:x2="8.189cm" svg:y2="14.433cm" draw:start-shape="id15" draw:start-glue-point="3" draw:end-shape="id16" draw:end-glue-point="1" svg:d="M11430 14433h-3241" svg:viewBox="0 0 3242 1">
          <text:p/>
        </draw:connector>
        <draw:connector draw:style-name="gr36" draw:text-style-name="P5" draw:layer="layout" svg:x1="4.905cm" svg:y1="11.762cm" svg:x2="4.905cm" svg:y2="8.786cm" draw:start-shape="id16" draw:start-glue-point="0" draw:end-shape="id11" draw:end-glue-point="2" svg:d="M4905 11762v-2976" svg:viewBox="0 0 1 2977">
          <text:p/>
        </draw:connector>
      </draw:page>
      <draw:page draw:name="page4" draw:style-name="dp1" draw:master-page-name="Default">
        <draw:frame draw:style-name="gr19" draw:text-style-name="P6" xml:id="id17" draw:id="id17" draw:layer="layout" svg:width="12.242cm" svg:height="1.673cm" svg:x="22.365cm" svg:y="3.492cm">
          <draw:text-box>
            <text:p text:style-name="P3"><text:span text:style-name="T3">Tipos de variables</text:span></text:p>
          </draw:text-box>
        </draw:frame>
        <draw:custom-shape draw:style-name="gr27" draw:text-style-name="P13" xml:id="id19" draw:id="id19" draw:layer="layout" svg:width="8.573cm" svg:height="2.54cm" svg:x="34.607cm" svg:y="7.302cm">
          <text:p text:style-name="P12"><text:span text:style-name="T5">Cualitativ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3" xml:id="id18" draw:id="id18" draw:layer="layout" svg:width="8.573cm" svg:height="2.54cm" svg:x="13.969cm" svg:y="7.302cm">
          <text:p text:style-name="P12"><text:span text:style-name="T5">Cuantitativ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20" draw:id="id20" draw:layer="layout" svg:width="8.573cm" svg:height="2.54cm" svg:x="8.572cm" svg:y="12.065cm">
          <text:p text:style-name="P1"><text:span text:style-name="T5">Enter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21" draw:id="id21" draw:layer="layout" svg:width="8.573cm" svg:height="2.54cm" svg:x="19.049cm" svg:y="12.064cm">
          <text:p text:style-name="P1"><text:span text:style-name="T5">Continu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22" draw:id="id22" draw:layer="layout" svg:width="8.573cm" svg:height="2.54cm" svg:x="29.527cm" svg:y="12.065cm">
          <text:p text:style-name="P1"><text:span text:style-name="T5">Nomina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xml:id="id23" draw:id="id23" draw:layer="layout" svg:width="8.573cm" svg:height="2.54cm" svg:x="39.687cm" svg:y="12.065cm">
          <text:p text:style-name="P1"><text:span text:style-name="T5">Ordina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5" draw:layer="layout" svg:x1="28.486cm" svg:y1="5.165cm" svg:x2="18.255cm" svg:y2="7.302cm" draw:start-shape="id17" draw:start-glue-point="2" draw:end-shape="id18" draw:end-glue-point="0" svg:d="M28486 5165v1042h-10231v1095" svg:viewBox="0 0 10232 2138">
          <text:p/>
        </draw:connector>
        <draw:connector draw:style-name="gr38" draw:text-style-name="P5" draw:layer="layout" svg:x1="28.486cm" svg:y1="5.165cm" svg:x2="38.893cm" svg:y2="7.302cm" draw:start-shape="id17" draw:start-glue-point="2" draw:end-shape="id19" draw:end-glue-point="0" svg:d="M28486 5165v1042h10407v1095" svg:viewBox="0 0 10408 2138">
          <text:p/>
        </draw:connector>
        <draw:connector draw:style-name="gr39" draw:text-style-name="P5" draw:layer="layout" svg:x1="18.255cm" svg:y1="9.842cm" svg:x2="12.858cm" svg:y2="12.065cm" draw:start-shape="id18" draw:start-glue-point="2" draw:end-shape="id20" draw:end-glue-point="0" svg:d="M18255 9842v1112h-5397v1111" svg:viewBox="0 0 5398 2224">
          <text:p/>
        </draw:connector>
        <draw:connector draw:style-name="gr40" draw:text-style-name="P5" draw:layer="layout" svg:x1="18.255cm" svg:y1="9.842cm" svg:x2="23.335cm" svg:y2="12.064cm" draw:start-shape="id18" draw:start-glue-point="2" draw:end-shape="id21" svg:d="M18255 9842v1112h5080v1110" svg:viewBox="0 0 5081 2223">
          <text:p/>
        </draw:connector>
        <draw:connector draw:style-name="gr41" draw:text-style-name="P5" draw:layer="layout" svg:x1="38.893cm" svg:y1="9.842cm" svg:x2="33.813cm" svg:y2="12.065cm" draw:start-shape="id19" draw:start-glue-point="2" draw:end-shape="id22" draw:end-glue-point="0" svg:d="M38893 9842v1112h-5080v1111" svg:viewBox="0 0 5081 2224">
          <text:p/>
        </draw:connector>
        <draw:connector draw:style-name="gr42" draw:text-style-name="P5" draw:layer="layout" svg:x1="38.893cm" svg:y1="9.842cm" svg:x2="43.973cm" svg:y2="12.065cm" draw:start-shape="id19" draw:start-glue-point="2" draw:end-shape="id23" draw:end-glue-point="0" svg:d="M38893 9842v1112h5080v1111" svg:viewBox="0 0 5081 222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3:28:13.072074460</meta:creation-date>
    <meta:editing-duration>PT11H12M26S</meta:editing-duration>
    <meta:editing-cycles>9</meta:editing-cycles>
    <meta:generator>LibreOffice/7.6.7.2$Linux_X86_64 LibreOffice_project/60$Build-2</meta:generator>
    <dc:date>2024-08-12T21:58:16.337147845</dc:date>
    <meta:document-statistic meta:object-count="67"/>
  </office:meta>
</office:document-meta>
</file>